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rror number</text:p>
          </table:table-cell>
          <table:table-cell office:value-type="string" calcext:value-type="string">
            <text:p>Time </text:p>
          </table:table-cell>
          <table:table-cell office:value-type="string" calcext:value-type="string">
            <text:p>Dose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23+181" office:value-type="float" office:value="304" calcext:value-type="float">
            <text:p/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23+350" office:value-type="float" office:value="473" calcext:value-type="float">
            <text:p/>
          </table:table-cell>
          <table:table-cell office:value-type="float" office:value="3.57" calcext:value-type="float">
            <text:p>3.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23+400" office:value-type="float" office:value="523" calcext:value-type="float">
            <text:p/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23+540" office:value-type="float" office:value="663" calcext:value-type="float">
            <text:p/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930+433" office:value-type="float" office:value="2363" calcext:value-type="float">
            <text:p/>
          </table:table-cell>
          <table:table-cell office:value-type="float" office:value="18.7" calcext:value-type="float">
            <text:p>18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930+510" office:value-type="float" office:value="2440" calcext:value-type="float">
            <text:p/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930+790" office:value-type="float" office:value="2720" calcext:value-type="float">
            <text:p/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930+1008" office:value-type="float" office:value="2938" calcext:value-type="float">
            <text:p/>
          </table:table-cell>
          <table:table-cell office:value-type="float" office:value="23.1" calcext:value-type="float">
            <text:p>23.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930+1008" office:value-type="float" office:value="2938" calcext:value-type="float">
            <text:p/>
          </table:table-cell>
          <table:table-cell office:value-type="float" office:value="23.1" calcext:value-type="float">
            <text:p>23.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930+1376" office:value-type="float" office:value="3306" calcext:value-type="float">
            <text:p/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930+1670" office:value-type="float" office:value="3600" calcext:value-type="float">
            <text:p/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930+1703" office:value-type="float" office:value="3633" calcext:value-type="float">
            <text:p/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930+2195" office:value-type="float" office:value="4125" calcext:value-type="float">
            <text:p/>
          </table:table-cell>
          <table:table-cell office:value-type="float" office:value="32.6" calcext:value-type="float">
            <text:p>32.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930+2645" office:value-type="float" office:value="4575" calcext:value-type="float">
            <text:p/>
          </table:table-cell>
          <table:table-cell office:value-type="float" office:value="36.1" calcext:value-type="float">
            <text:p>36.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930+2646" office:value-type="float" office:value="4576" calcext:value-type="float">
            <text:p/>
          </table:table-cell>
          <table:table-cell office:value-type="float" office:value="36.1" calcext:value-type="float">
            <text:p>36.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930+2694" office:value-type="float" office:value="4624" calcext:value-type="float">
            <text:p/>
          </table:table-cell>
          <table:table-cell office:value-type="float" office:value="36.5" calcext:value-type="float">
            <text:p>36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7T09:05:15.551279860</meta:creation-date>
    <dc:date>2014-05-17T09:24:16.330174957</dc:date>
    <meta:editing-duration>P0D</meta:editing-duration>
    <meta:editing-cycles>1</meta:editing-cycles>
    <meta:document-statistic meta:table-count="1" meta:cell-count="57" meta:object-count="0"/>
    <meta:generator>LibreOffice/4.2.3.3$Linux_X86_64 LibreOffice_project/420m0$Build-3</meta:generator>
  </office:meta>
</office:document-meta>
</file>